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n</text:p>
          </table:table-cell>
          <table:table-cell office:value-type="string">
            <text:p>pl</text:p>
          </table:table-cell>
        </table:table-row>
        <table:table-row table:style-name="ro1">
          <table:table-cell office:value-type="string">
            <text:p>UI_MENU_FILE</text:p>
          </table:table-cell>
          <table:table-cell office:value-type="string">
            <text:p>File</text:p>
          </table:table-cell>
          <table:table-cell office:value-type="string">
            <text:p>Plik</text:p>
          </table:table-cell>
        </table:table-row>
        <table:table-row table:style-name="ro1">
          <table:table-cell office:value-type="string">
            <text:p>UI_MENU_FILE_NEW</text:p>
          </table:table-cell>
          <table:table-cell office:value-type="string">
            <text:p>New...</text:p>
          </table:table-cell>
          <table:table-cell office:value-type="string">
            <text:p>Nowy...</text:p>
          </table:table-cell>
        </table:table-row>
        <table:table-row table:style-name="ro1">
          <table:table-cell office:value-type="string">
            <text:p>UI_MENU_FILE_OPEN</text:p>
          </table:table-cell>
          <table:table-cell office:value-type="string">
            <text:p>Open...</text:p>
          </table:table-cell>
          <table:table-cell office:value-type="string">
            <text:p>Otwórz...</text:p>
          </table:table-cell>
        </table:table-row>
        <table:table-row table:style-name="ro1">
          <table:table-cell office:value-type="string">
            <text:p>UI_MENU_FILE_SAVE</text:p>
          </table:table-cell>
          <table:table-cell office:value-type="string">
            <text:p>Save</text:p>
          </table:table-cell>
          <table:table-cell office:value-type="string">
            <text:p>Zapisz</text:p>
          </table:table-cell>
        </table:table-row>
        <table:table-row table:style-name="ro1">
          <table:table-cell office:value-type="string">
            <text:p>UI_MENU_FILE_SAVE_AS</text:p>
          </table:table-cell>
          <table:table-cell office:value-type="string">
            <text:p>Save As...</text:p>
          </table:table-cell>
          <table:table-cell office:value-type="string">
            <text:p>Zapisz jako...</text:p>
          </table:table-cell>
        </table:table-row>
        <table:table-row table:style-name="ro1">
          <table:table-cell office:value-type="string">
            <text:p>UI_MENU_FILE_RECENT</text:p>
          </table:table-cell>
          <table:table-cell office:value-type="string">
            <text:p>Recent Projects...</text:p>
          </table:table-cell>
          <table:table-cell office:value-type="string">
            <text:p>Ostatnie projekty...</text:p>
          </table:table-cell>
        </table:table-row>
        <table:table-row table:style-name="ro1">
          <table:table-cell office:value-type="string">
            <text:p>UI_MENU_TIME</text:p>
          </table:table-cell>
          <table:table-cell office:value-type="string">
            <text:p>Time</text:p>
          </table:table-cell>
          <table:table-cell office:value-type="string">
            <text:p>Czas</text:p>
          </table:table-cell>
        </table:table-row>
        <table:table-row table:style-name="ro1">
          <table:table-cell office:value-type="string">
            <text:p>UI_MENU_TIME_PAUSE</text:p>
          </table:table-cell>
          <table:table-cell office:value-type="string">
            <text:p>Pause simulation</text:p>
          </table:table-cell>
          <table:table-cell office:value-type="string">
            <text:p>Pauzuj symulację</text:p>
          </table:table-cell>
        </table:table-row>
        <table:table-row table:style-name="ro1">
          <table:table-cell office:value-type="string">
            <text:p>UI_MENU_TIME_WEEK_1</text:p>
          </table:table-cell>
          <table:table-cell office:value-type="string">
            <text:p>Monday</text:p>
          </table:table-cell>
          <table:table-cell office:value-type="string">
            <text:p>Poniedziałek</text:p>
          </table:table-cell>
        </table:table-row>
        <table:table-row table:style-name="ro1">
          <table:table-cell office:value-type="string">
            <text:p>UI_MENU_TIME_WEEK_2</text:p>
          </table:table-cell>
          <table:table-cell office:value-type="string">
            <text:p>Tuesday</text:p>
          </table:table-cell>
          <table:table-cell office:value-type="string">
            <text:p>Wtorek</text:p>
          </table:table-cell>
        </table:table-row>
        <table:table-row table:style-name="ro1">
          <table:table-cell office:value-type="string">
            <text:p>UI_MENU_TIME_WEEK_3</text:p>
          </table:table-cell>
          <table:table-cell office:value-type="string">
            <text:p>Wednesday</text:p>
          </table:table-cell>
          <table:table-cell office:value-type="string">
            <text:p>Środa</text:p>
          </table:table-cell>
        </table:table-row>
        <table:table-row table:style-name="ro1">
          <table:table-cell office:value-type="string">
            <text:p>UI_MENU_TIME_WEEK_4</text:p>
          </table:table-cell>
          <table:table-cell office:value-type="string">
            <text:p>Thursday</text:p>
          </table:table-cell>
          <table:table-cell office:value-type="string">
            <text:p>Czwartek</text:p>
          </table:table-cell>
        </table:table-row>
        <table:table-row table:style-name="ro1">
          <table:table-cell office:value-type="string">
            <text:p>UI_MENU_TIME_WEEK_5</text:p>
          </table:table-cell>
          <table:table-cell office:value-type="string">
            <text:p>Friday</text:p>
          </table:table-cell>
          <table:table-cell office:value-type="string">
            <text:p>Piątek</text:p>
          </table:table-cell>
        </table:table-row>
        <table:table-row table:style-name="ro1">
          <table:table-cell office:value-type="string">
            <text:p>UI_MENU_TIME_WEEK_6</text:p>
          </table:table-cell>
          <table:table-cell office:value-type="string">
            <text:p>Saturday</text:p>
          </table:table-cell>
          <table:table-cell office:value-type="string">
            <text:p>Sobota</text:p>
          </table:table-cell>
        </table:table-row>
        <table:table-row table:style-name="ro1">
          <table:table-cell office:value-type="string">
            <text:p>UI_MENU_TIME_WEEK_7</text:p>
          </table:table-cell>
          <table:table-cell office:value-type="string">
            <text:p>Sunday</text:p>
          </table:table-cell>
          <table:table-cell office:value-type="string">
            <text:p>Niedziela</text:p>
          </table:table-cell>
        </table:table-row>
        <table:table-row table:style-name="ro1">
          <table:table-cell office:value-type="string">
            <text:p>UI_MENU_OPTIONS</text:p>
          </table:table-cell>
          <table:table-cell office:value-type="string">
            <text:p>Settings</text:p>
          </table:table-cell>
          <table:table-cell office:value-type="string">
            <text:p>Opcje</text:p>
          </table:table-cell>
        </table:table-row>
        <table:table-row table:style-name="ro1">
          <table:table-cell office:value-type="string">
            <text:p>UI_MENU_LANGUAGE</text:p>
          </table:table-cell>
          <table:table-cell office:value-type="string">
            <text:p>Language</text:p>
          </table:table-cell>
          <table:table-cell office:value-type="string">
            <text:p>Język</text:p>
          </table:table-cell>
        </table:table-row>
        <table:table-row table:style-name="ro1">
          <table:table-cell office:value-type="string">
            <text:p>UI_MENU_LANGUAGE_EN</text:p>
          </table:table-cell>
          <table:table-cell office:value-type="string">
            <text:p>English</text:p>
          </table:table-cell>
          <table:table-cell office:value-type="string">
            <text:p>Angielski</text:p>
          </table:table-cell>
        </table:table-row>
        <table:table-row table:style-name="ro1">
          <table:table-cell office:value-type="string">
            <text:p>UI_MENU_LANGUAGE_PL</text:p>
          </table:table-cell>
          <table:table-cell office:value-type="string">
            <text:p>Polish</text:p>
          </table:table-cell>
          <table:table-cell office:value-type="string">
            <text:p>Polski</text:p>
          </table:table-cell>
        </table:table-row>
        <table:table-row table:style-name="ro1">
          <table:table-cell office:value-type="string">
            <text:p>UI_CONTEXT_REMOVE</text:p>
          </table:table-cell>
          <table:table-cell office:value-type="string">
            <text:p>Remove tile</text:p>
          </table:table-cell>
          <table:table-cell office:value-type="string">
            <text:p>Usuń element</text:p>
          </table:table-cell>
        </table:table-row>
      </table:table>
      <table:table table:name="Arkusz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31.12.2017</text:date>, <text:time>12:18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2:07:46.51</meta:creation-date>
    <dc:date>2017-12-27T12:36:52.28</dc:date>
    <meta:editing-duration>PT13M55S</meta:editing-duration>
    <meta:editing-cycles>1</meta:editing-cycles>
    <meta:generator>OpenOffice/4.1.3$Win32 OpenOffice.org_project/413m1$Build-9783</meta:generator>
    <meta:document-statistic meta:table-count="3" meta:cell-count="63" meta:object-count="0"/>
  </office:meta>
</office:document-meta>
</file>